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5H50M52S">
            <text:p>15:50:5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5H51M52S">
            <text:p>15:51:5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1.8666666666667">
            <text:p>2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666666666666667">
            <text:p>0.7</text:p>
          </table:table-cell>
          <table:table-cell table:style-name="ce4" office:value-type="float" office:value="0.866666666666667">
            <text:p>0.9</text:p>
          </table:table-cell>
          <table:table-cell table:style-name="ce4" office:value-type="float" office:value="97.2666666666667">
            <text:p>97.3</text:p>
          </table:table-cell>
          <table:table-cell table:style-name="ce4" office:value-type="float" office:value="1.86666666666667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55.6">
            <text:p>56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98.8">
            <text:p>98.8</text:p>
          </table:table-cell>
          <table:table-cell table:style-name="ce4" office:value-type="float" office:value="2.7">
            <text:p>2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263H51M22S">
            <text:p>15:51:2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25">
            <text:p>1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53846153846154">
            <text:p>2.5</text:p>
          </table:table-cell>
          <table:table-cell table:style-name="ce4" office:value-type="float" office:value="1.01576422206991">
            <text:p>1.0</text:p>
          </table:table-cell>
          <table:table-cell table:style-name="ce4" office:value-type="float" office:value="1.44642857142857">
            <text:p>1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4.382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16">
            <text:p>16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5M50.5S">
            <text:p>00:15:51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4516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1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9250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31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78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231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708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781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823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28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232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3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1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6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9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5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727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7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19315 2 33598 7007245 47183 0 2884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49875 0 8445 1746379 6556 0 1951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58159 0 8821 1760729 5499 0 277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60167 2 7753 1755734 8106 0 283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1113 0 8578 1744402 27020 0 371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672314 50 6 0 0 0 0 2 0 1 0 0 0 130 0 148698 66 0 0 0 0 0 0 0 22 0 0 0 0 0 0 0 0 130994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459077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15014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86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4255338 0 1446245 526609 451966 148790 0 3 409669 2613 126944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928 <text:s text:c="5"/>66 <text:s text:c="3"/>0 <text:s text:c="3"/>0 <text:s text:c="3"/>0 <text:s text:c="4"/>0 <text:s text:c="9"/>0 <text:s text:c="8"/>0 <text:s text:c="4"/>4928 <text:s text:c="5"/>6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42842550 <text:s/>998993 <text:s text:c="3"/>0 1401 <text:s text:c="3"/>0 <text:s text:c="4"/>0 <text:s text:c="9"/>0 <text:s text:c="8"/>0 1361264141 115176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4602 21116 1065102 112580 134092 959063 8764064 10275768 0 615632 104005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4500 21085 1064050 111828 134091 959063 8764064 10275736 0 615552 103997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76 0 0 0 0 0 76 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56 0 0 0 0 0 256 2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108 0 0 0 0 0 108 108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80 1161536 22 705 8 55 40726 7377 20 0 1 0 4 2936832 400 4294967295 3354624 3454460 3214223456 3214218428 3081238 0 0 4096 536946211 3223525726 0 0 0 3 0 0 71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998993 errors:0 dropped:140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15176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42842550 (242.8 MB) <text:s/>TX bytes:1361264141 (1.3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928 (4.9 KB) <text:s/>TX bytes:4928 (4.9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5 <text:s text:c="5"/>397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305 <text:s text:c="5"/>3975 <text:s/>46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97.3">
            <text:p>97.3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float" office:value="95.7">
            <text:p>95.7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98.8">
            <text:p>98.8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">
            <text:p>1.2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666666666666667">
            <text:p>0.67</text:p>
          </table:table-cell>
          <table:table-cell office:value-type="float" office:value="0.866666666666667">
            <text:p>0.87</text:p>
          </table:table-cell>
          <table:table-cell office:value-type="float" office:value="97.2666666666667">
            <text:p>97.27</text:p>
          </table:table-cell>
          <table:table-cell office:value-type="float" office:value="1.86666666666667">
            <text:p>1.8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66666666666667">
            <text:p>1.7</text:p>
          </table:table-cell>
          <table:table-cell table:style-name="ce10" office:value-type="float" office:value="0.566666666666667">
            <text:p>0.6</text:p>
          </table:table-cell>
          <table:table-cell table:style-name="ce10" office:value-type="float" office:value="0.466666666666667">
            <text:p>0.5</text:p>
          </table:table-cell>
          <table:table-cell table:style-name="ce10" office:value-type="float" office:value="97.2666666666667">
            <text:p>97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8">
            <text:p>1.8</text:p>
          </table:table-cell>
          <table:table-cell table:style-name="ce10" office:value-type="float" office:value="0.533333333333333">
            <text:p>0.5</text:p>
          </table:table-cell>
          <table:table-cell table:style-name="ce10" office:value-type="float" office:value="0.433333333333333">
            <text:p>0.4</text:p>
          </table:table-cell>
          <table:table-cell table:style-name="ce10" office:value-type="float" office:value="97.2666666666667">
            <text:p>97.3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73333333333333">
            <text:p>1.7</text:p>
          </table:table-cell>
          <table:table-cell table:style-name="ce10" office:value-type="float" office:value="0.266666666666667">
            <text:p>0.3</text:p>
          </table:table-cell>
          <table:table-cell table:style-name="ce10" office:value-type="float" office:value="0.366666666666667">
            <text:p>0.4</text:p>
          </table:table-cell>
          <table:table-cell table:style-name="ce10" office:value-type="float" office:value="97.6">
            <text:p>97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66666666666667">
            <text:p>1.7</text:p>
          </table:table-cell>
          <table:table-cell table:style-name="ce10" office:value-type="float" office:value="0.433333333333333">
            <text:p>0.4</text:p>
          </table:table-cell>
          <table:table-cell table:style-name="ce10" office:value-type="float" office:value="2.93333333333333">
            <text:p>2.9</text:p>
          </table:table-cell>
          <table:table-cell table:style-name="ce10" office:value-type="float" office:value="95.0333333333333">
            <text:p>95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55.6">
            <text:p>55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">
            <text:p>0</text:p>
          </table:table-cell>
          <table:table-cell office:value-type="float" office:value="95.4">
            <text:p>95.4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59.8">
            <text:p>159.8</text:p>
          </table:table-cell>
          <table:table-cell table:style-name="ce11" table:formula="of:=AVERAGE([.D2:.D4])" office:value-type="float" office:value="21.8666666666667">
            <text:p>21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66.768961201502">
            <text:p>166.8</text:p>
          </table:table-cell>
          <table:table-cell table:style-name="ce11" table:formula="of:=IF([.D6]=0;0;MAX(SUMPRODUCT([.D2:.D4];[.D2:.D4])/SUM([.D2:.D4])-[.D6];0))" office:value-type="float" office:value="26.7821138211382">
            <text:p>26.8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57.4310387984981">
            <text:p>57.4</text:p>
          </table:table-cell>
          <table:table-cell table:style-name="ce11" table:formula="of:=ABS(MAX([.D2:.D4])-[.D6]-[.D7])" office:value-type="float" office:value="6.95121951219511">
            <text:p>7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table:number-columns-repeated="2" office:value-type="float" office:value="6.9">
            <text:p>6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8">
            <text:p>1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table:number-columns-repeated="2" office:value-type="float" office:value="9.5">
            <text:p>9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">
            <text:p>19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5.46666666666667">
            <text:p>5.5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draw:notify-on-update-of-ranges="DISKBSIZE.B1:DISKBSIZE.F1 DISKBSIZE.B6:DISKBSIZE.F6 DISKBSIZE.B7:DISKBSIZE.F7 DISKBSIZE.B8:DISKBSIZE.F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5.46666666666667">
            <text:p>5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.93943089430895">
            <text:p>2.9</text:p>
          </table:table-cell>
          <table:table-cell table:style-name="ce11" table:formula="of:=IF([.C6]=0;0;MAX(SUMPRODUCT([.C2:.C4];[.C2:.C4])/SUM([.C2:.C4])-[.C6];0))" office:value-type="float" office:value="2.93943089430895">
            <text:p>2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09390243902439">
            <text:p>1.1</text:p>
          </table:table-cell>
          <table:table-cell table:style-name="ce11" table:formula="of:=ABS(MAX([.C2:.C4])-[.C6]-[.C7])" office:value-type="float" office:value="1.09390243902439">
            <text:p>1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8.40609756097561">
            <text:p>8.4</text:p>
          </table:table-cell>
          <table:table-cell table:style-name="ce11" table:formula="of:=[.C6]+ [.C7]" office:value-type="float" office:value="8.40609756097561">
            <text:p>8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 DISKBSIZE.F1:DISKBSIZE.F1 DISKBSIZE.F2:DISKBSIZE.F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table:number-columns-repeated="2" office:value-type="float" office:value="9.9">
            <text:p>9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.8">
            <text:p>19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">
            <text:p>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.96666666666667">
            <text:p>4.0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draw:notify-on-update-of-ranges="DISKBUSY.B1:DISKBUSY.F1 DISKBUSY.B6:DISKBUSY.F6 DISKBUSY.B7:DISKBUSY.F7 DISKBUSY.B8:DISKBUSY.F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.96666666666667">
            <text:p>4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.60560224089636">
            <text:p>4.6</text:p>
          </table:table-cell>
          <table:table-cell table:style-name="ce11" table:formula="of:=IF([.C6]=0;0;MAX(SUMPRODUCT([.C2:.C4];[.C2:.C4])/SUM([.C2:.C4])-[.C6];0))" office:value-type="float" office:value="4.60560224089636">
            <text:p>4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32773109243698">
            <text:p>1.3</text:p>
          </table:table-cell>
          <table:table-cell table:style-name="ce11" table:formula="of:=ABS(MAX([.C2:.C4])-[.C6]-[.C7])" office:value-type="float" office:value="1.32773109243698">
            <text:p>1.3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8.57226890756303">
            <text:p>8.6</text:p>
          </table:table-cell>
          <table:table-cell table:style-name="ce11" table:formula="of:=[.C6]+ [.C7]" office:value-type="float" office:value="8.57226890756303">
            <text:p>8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 DISKBUSY.F1:DISKBUSY.F1 DISKBUSY.F2:DISKBUSY.F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draw:notify-on-update-of-ranges="DISKREAD.B1:DISKREAD.F1 DISKREAD.B6:DISKREAD.F6 DISKREAD.B7:DISKREAD.F7 DISKREAD.B8:DISKREAD.F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 DISKREAD.F1:DISKREAD.F1 DISKREAD.F2:DISKREAD.F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table:number-columns-repeated="2"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84">
            <text:p>38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table:number-columns-repeated="2" office:value-type="float" office:value="47.7">
            <text:p>47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5.4">
            <text:p>95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9.9">
            <text:p>79.9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draw:notify-on-update-of-ranges="DISKWRITE.B1:DISKWRITE.F1 DISKWRITE.B6:DISKWRITE.F6 DISKWRITE.B7:DISKWRITE.F7 DISKWRITE.B8:DISKWRITE.F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79.9">
            <text:p>79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3.384480600751">
            <text:p>83.4</text:p>
          </table:table-cell>
          <table:table-cell table:style-name="ce11" table:formula="of:=IF([.C6]=0;0;MAX(SUMPRODUCT([.C2:.C4];[.C2:.C4])/SUM([.C2:.C4])-[.C6];0))" office:value-type="float" office:value="83.384480600751">
            <text:p>83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8.715519399249">
            <text:p>28.7</text:p>
          </table:table-cell>
          <table:table-cell table:style-name="ce11" table:formula="of:=ABS(MAX([.C2:.C4])-[.C6]-[.C7])" office:value-type="float" office:value="28.715519399249">
            <text:p>28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63.284480600751">
            <text:p>163.3</text:p>
          </table:table-cell>
          <table:table-cell table:style-name="ce11" table:formula="of:=[.C6]+ [.C7]" office:value-type="float" office:value="163.284480600751">
            <text:p>163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 DISKWRITE.F1:DISKWRITE.F1 DISKWRITE.F2:DISKWRITE.F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table:number-columns-repeated="2" office:value-type="float" office:value="27.8">
            <text:p>27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5.6">
            <text:p>5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">
            <text:p>1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0.9333333333333">
            <text:p>10.9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draw:notify-on-update-of-ranges="DISKXFER.B1:DISKXFER.F1 DISKXFER.B6:DISKXFER.F6 DISKXFER.B7:DISKXFER.F7 DISKXFER.B8:DISKXFER.F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10.9333333333333">
            <text:p>10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3.3910569105691">
            <text:p>13.4</text:p>
          </table:table-cell>
          <table:table-cell table:style-name="ce11" table:formula="of:=IF([.C6]=0;0;MAX(SUMPRODUCT([.C2:.C4];[.C2:.C4])/SUM([.C2:.C4])-[.C6];0))" office:value-type="float" office:value="13.3910569105691">
            <text:p>13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.47560975609756">
            <text:p>3.5</text:p>
          </table:table-cell>
          <table:table-cell table:style-name="ce11" table:formula="of:=ABS(MAX([.C2:.C4])-[.C6]-[.C7])" office:value-type="float" office:value="3.47560975609756">
            <text:p>3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4.3243902439024">
            <text:p>24.3</text:p>
          </table:table-cell>
          <table:table-cell table:style-name="ce11" table:formula="of:=[.C6]+ [.C7]" office:value-type="float" office:value="24.3243902439024">
            <text:p>24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 DISKXFER.F1:DISKXFER.F1 DISKXFER.F2:DISKXFER.F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43.2">
            <text:p>43.2</text:p>
          </table:table-cell>
          <table:table-cell table:number-columns-repeated="4" office:value-type="float" office:value="0">
            <text:p>0</text:p>
          </table:table-cell>
          <table:table-cell office:value-type="float" office:value="43.2">
            <text:p>43.2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3.1333333333333">
            <text:p>43.1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G1 JFSFILE.A6:JFSFILE.A6 JFSFILE.B6:JFSFILE.G6 JFSFILE.A7:JFSFILE.A7 JFSFILE.B7:JFSFILE.G7 JFSFILE.A8:JFSFILE.A8 JFSFILE.B8:JFSFILE.G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style-name="ce11" table:formula="of:=AVERAGE([.G2:.G4])" office:value-type="float" office:value="43.1333333333333">
            <text:p>43.1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051519835139402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style-name="ce11" table:formula="of:=IF([.G6]=0;0;MAX(SUMPRODUCT([.G2:.G4];[.G2:.G4])/SUM([.G2:.G4])-[.G6];0))" office:value-type="float" office:value="0.000051519835139402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0666151468315306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style-name="ce11" table:formula="of:=ABS(MAX([.G2:.G4])-[.G6]-[.G7])" office:value-type="float" office:value="0.0666151468315306">
            <text:p>0.1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94.8">
            <text:p>2394.8</text:p>
          </table:table-cell>
          <table:table-cell office:value-type="float" office:value="1781.3">
            <text:p>1781.3</text:p>
          </table:table-cell>
          <table:table-cell office:value-type="float" office:value="613.5">
            <text:p>613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3.3">
            <text:p>903.3</text:p>
          </table:table-cell>
          <table:table-cell office:value-type="float" office:value="1202.4">
            <text:p>1202.4</text:p>
          </table:table-cell>
          <table:table-cell office:value-type="float" office:value="-1">
            <text:p>-1</text:p>
          </table:table-cell>
          <table:table-cell office:value-type="float" office:value="157.7">
            <text:p>157.7</text:p>
          </table:table-cell>
          <table:table-cell office:value-type="float" office:value="0">
            <text:p>0</text:p>
          </table:table-cell>
          <table:table-cell office:value-type="float" office:value="369.5">
            <text:p>369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01.6">
            <text:p>2401.6</text:p>
          </table:table-cell>
          <table:table-cell office:value-type="float" office:value="1788.2">
            <text:p>1788.2</text:p>
          </table:table-cell>
          <table:table-cell office:value-type="float" office:value="613.4">
            <text:p>613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8.9">
            <text:p>908.9</text:p>
          </table:table-cell>
          <table:table-cell office:value-type="float" office:value="1190.2">
            <text:p>1190.2</text:p>
          </table:table-cell>
          <table:table-cell office:value-type="float" office:value="-1">
            <text:p>-1</text:p>
          </table:table-cell>
          <table:table-cell office:value-type="float" office:value="157.8">
            <text:p>157.8</text:p>
          </table:table-cell>
          <table:table-cell office:value-type="float" office:value="0">
            <text:p>0</text:p>
          </table:table-cell>
          <table:table-cell office:value-type="float" office:value="374.6">
            <text:p>374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06.6">
            <text:p>2406.6</text:p>
          </table:table-cell>
          <table:table-cell office:value-type="float" office:value="1793.4">
            <text:p>1793.4</text:p>
          </table:table-cell>
          <table:table-cell office:value-type="float" office:value="613.2">
            <text:p>613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3.4">
            <text:p>903.4</text:p>
          </table:table-cell>
          <table:table-cell office:value-type="float" office:value="1190.3">
            <text:p>1190.3</text:p>
          </table:table-cell>
          <table:table-cell office:value-type="float" office:value="-1">
            <text:p>-1</text:p>
          </table:table-cell>
          <table:table-cell office:value-type="float" office:value="157.9">
            <text:p>157.9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-98">
            <text:p>-9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34.7">
            <text:p>34.7</text:p>
          </table:table-cell>
          <table:table-cell office:value-type="float" office:value="0">
            <text:p>0</text:p>
          </table:table-cell>
          <table:table-cell office:value-type="float" office:value="38.8">
            <text:p>38.8</text:p>
          </table:table-cell>
          <table:table-cell office:value-type="float" office:value="4.1">
            <text:p>4.1</text:p>
          </table:table-cell>
          <table:table-cell office:value-type="float" office:value="-34.7">
            <text:p>-34.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4.2">
            <text:p>4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4.3">
            <text:p>44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.23333333333333">
            <text:p>2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7.0252821670429">
            <text:p>37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.56666666666667">
            <text:p>1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6.6747178329571">
            <text:p>16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0">
            <text:p>0</text:p>
          </table:table-cell>
          <table:table-cell office:value-type="float" office:value="57.5">
            <text:p>57.5</text:p>
          </table:table-cell>
          <table:table-cell office:value-type="float" office:value="0">
            <text:p>0</text:p>
          </table:table-cell>
          <table:table-cell office:value-type="float" office:value="83.6">
            <text:p>83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float" office:value="0">
            <text:p>0</text:p>
          </table:table-cell>
          <table:table-cell office:value-type="float" office:value="30.5">
            <text:p>30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31">
            <text:p>31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38.3333333333333">
            <text:p>38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3.6750537634409">
            <text:p>13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0.5364057971014">
            <text:p>30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2.8249462365591">
            <text:p>12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4.7302608695652">
            <text:p>14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71.3">
            <text:p>371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1.2">
            <text:p>201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table:number-columns-repeated="3" office:value-type="float" office:value="-1">
            <text:p>-1</text:p>
          </table:table-cell>
          <table:table-cell office:value-type="float" office:value="39">
            <text:p>39</text:p>
          </table:table-cell>
          <table:table-cell table:number-columns-repeated="13" office:value-type="float" office:value="-1">
            <text:p>-1</text:p>
          </table:table-cell>
          <table:table-cell office:value-type="float" office:value="7783">
            <text:p>7783</text:p>
          </table:table-cell>
          <table:table-cell office:value-type="float" office:value="-1">
            <text:p>-1</text:p>
          </table:table-cell>
          <table:table-cell office:value-type="float" office:value="4801">
            <text:p>4801</text:p>
          </table:table-cell>
          <table:table-cell office:value-type="float" office:value="1025">
            <text:p>1025</text:p>
          </table:table-cell>
          <table:table-cell office:value-type="float" office:value="-1">
            <text:p>-1</text:p>
          </table:table-cell>
          <table:table-cell office:value-type="float" office:value="271635">
            <text:p>271635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table:number-columns-repeated="3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table:number-columns-repeated="3" office:value-type="float" office:value="-1">
            <text:p>-1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-271636">
            <text:p>-271636</text:p>
          </table:table-cell>
          <table:table-cell table:number-columns-repeated="9" office:value-type="float" office:value="0">
            <text:p>0</text:p>
          </table:table-cell>
          <table:table-cell office:value-type="float" office:value="-55">
            <text:p>-5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table:number-columns-repeated="3"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12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5H50M52S">
            <text:p>15:50:52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3H50M52S">
            <text:p>15:50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5H51M22S">
            <text:p>15:51:22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3H51M22S">
            <text:p>15:51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5H51M52S">
            <text:p>15:51:52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3H51M52S">
            <text:p>15:51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96.4">
            <text:p>96.4</text:p>
          </table:table-cell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96.3">
            <text:p>96.3</text:p>
          </table:table-cell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66666666666667">
            <text:p>1.67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566666666666667">
            <text:p>0.57</text:p>
          </table:table-cell>
          <table:table-cell office:value-type="float" office:value="0.466666666666667">
            <text:p>0.47</text:p>
          </table:table-cell>
          <table:table-cell office:value-type="float" office:value="97.2666666666667">
            <text:p>97.27</text:p>
          </table:table-cell>
          <table:table-cell office:value-type="float" office:value="2.23333333333333">
            <text:p>2.2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3.2">
            <text:p>3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96">
            <text:p>96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97.4">
            <text:p>97.4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98.4">
            <text:p>98.4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8">
            <text:p>1.8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533333333333333">
            <text:p>0.53</text:p>
          </table:table-cell>
          <table:table-cell office:value-type="float" office:value="0.433333333333333">
            <text:p>0.43</text:p>
          </table:table-cell>
          <table:table-cell office:value-type="float" office:value="97.2666666666667">
            <text:p>97.27</text:p>
          </table:table-cell>
          <table:table-cell office:value-type="float" office:value="2.33333333333333">
            <text:p>2.3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5.8">
            <text:p>95.8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97.5">
            <text:p>97.5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73333333333333">
            <text:p>1.73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266666666666667">
            <text:p>0.27</text:p>
          </table:table-cell>
          <table:table-cell office:value-type="float" office:value="0.366666666666667">
            <text:p>0.37</text:p>
          </table:table-cell>
          <table:table-cell office:value-type="float" office:value="97.6">
            <text:p>97.6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0M52S">
            <text:p>15:50:52</text:p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95.3">
            <text:p>95.3</text:p>
          </table:table-cell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22S">
            <text:p>15:51:2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6.2">
            <text:p>6.2</text:p>
          </table:table-cell>
          <table:table-cell office:value-type="float" office:value="91.7">
            <text:p>91.7</text:p>
          </table:table-cell>
          <table:table-cell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51M52S">
            <text:p>15:51:5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98.1">
            <text:p>98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66666666666667">
            <text:p>1.67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433333333333333">
            <text:p>0.43</text:p>
          </table:table-cell>
          <table:table-cell office:value-type="float" office:value="2.93333333333333">
            <text:p>2.93</text:p>
          </table:table-cell>
          <table:table-cell office:value-type="float" office:value="95.0333333333333">
            <text:p>95.03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5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5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16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5:50:52</text:p>
              </table:table-cell>
              <table:table-cell office:value-type="float" office:value="2.7">
                <text:p text:id="CPU_ALL.F2:CPU_ALL.F4">2.7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2.1">
                <text:p>2.1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387cm" svg:y="0.256cm" chart:style-name="ch2">
          <text:p>Disk %Busy JMeter_Test_30_Threads  9/16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5:50:52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9.9">
                <text:p>9.9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97cm" svg:y="0.256cm" chart:style-name="ch2">
          <text:p>Disk Read KB/s JMeter_Test_30_Threads  9/16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97cm" svg:y="0.256cm" chart:style-name="ch2">
          <text:p>Disk Read KB/s JMeter_Test_30_Threads  9/16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5:50:52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18cm" svg:y="0.256cm" chart:style-name="ch2">
          <text:p>Disk Write KB/s JMeter_Test_30_Threads  9/16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9.9">
                <text:p text:id="DISKWRITE.B6:DISKWRITE.F6">79.9</text:p>
              </table:table-cell>
              <table:table-cell office:value-type="float" office:value="79.9">
                <text:p>7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3.384480600751">
                <text:p text:id="DISKWRITE.B7:DISKWRITE.F7">83.384480600751</text:p>
              </table:table-cell>
              <table:table-cell office:value-type="float" office:value="83.384480600751">
                <text:p>83.384480600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8.715519399249">
                <text:p text:id="DISKWRITE.B8:DISKWRITE.F8">28.715519399249</text:p>
              </table:table-cell>
              <table:table-cell office:value-type="float" office:value="28.715519399249">
                <text:p>28.715519399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18cm" svg:y="0.256cm" chart:style-name="ch2">
          <text:p>Disk Write KB/s JMeter_Test_30_Threads  9/16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5:50:52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47.7">
                <text:p>47.7</text:p>
              </table:table-cell>
              <table:table-cell office:value-type="float" office:value="47.7">
                <text:p>4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521cm" svg:y="0.256cm" chart:style-name="ch2">
          <text:p>Disk transfers per second JMeter_Test_30_Threads  9/16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.9333333333333">
                <text:p text:id="DISKXFER.B6:DISKXFER.F6">10.9333333333333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3.3910569105691">
                <text:p text:id="DISKXFER.B7:DISKXFER.F7">13.3910569105691</text:p>
              </table:table-cell>
              <table:table-cell office:value-type="float" office:value="13.3910569105691">
                <text:p>13.3910569105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47560975609756">
                <text:p text:id="DISKXFER.B8:DISKXFER.F8">3.47560975609756</text:p>
              </table:table-cell>
              <table:table-cell office:value-type="float" office:value="3.47560975609756">
                <text:p>3.47560975609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521cm" svg:y="0.256cm" chart:style-name="ch2">
          <text:p>Disk transfers per second JMeter_Test_30_Threads  9/16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5:50:52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27.8">
                <text:p>27.8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16/2011</text:p>
        </chart:title>
        <chart:legend chart:legend-position="end" svg:x="33.262cm" svg:y="5.598cm" chart:style-name="ch3"/>
        <chart:plot-area chart:style-name="ch4" table:cell-range-address="JFSFILE.B1:JFSFILE.G1 JFSFILE.A6:JFSFILE.G8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G6" chart:label-cell-address="JFSFILE.A6:JFSFILE.A6" chart:class="chart:bar">
            <chart:data-point chart:repeated="6"/>
          </chart:series>
          <chart:series chart:style-name="ch9" chart:values-cell-range-address="JFSFILE.B7:JFSFILE.G7" chart:label-cell-address="JFSFILE.A7:JFSFILE.A7" chart:class="chart:bar">
            <chart:data-point chart:repeated="6"/>
          </chart:series>
          <chart:series chart:style-name="ch10" chart:values-cell-range-address="JFSFILE.B8:JFSFILE.G8" chart:label-cell-address="JFSFILE.A8:JFSFILE.A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3.1333333333333">
                <text:p text:id="JFSFILE.B6:JFSFILE.G6">43.1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1333333333333">
                <text:p>43.1333333333333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051519835139402">
                <text:p text:id="JFSFILE.B7:JFSFILE.G7">0.000051519835139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1519835139402">
                <text:p>0.000051519835139402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0666151468315306">
                <text:p text:id="JFSFILE.B8:JFSFILE.G8">0.0666151468315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6151468315306">
                <text:p>0.066615146831530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30_Threads  9/16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5:50:52</text:p>
              </table:table-cell>
              <table:table-cell office:value-type="float" office:value="2394.8">
                <text:p text:id="MEM.F2:MEM.F4">2394.8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2406.6">
                <text:p>2406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5:50:52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30_Threads  9/16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5:50:52</text:p>
              </table:table-cell>
              <table:table-cell office:value-type="float" office:value="1.5">
                <text:p text:id="CPU_ALL.B2:CPU_ALL.B4">1.5</text:p>
              </table:table-cell>
              <table:table-cell office:value-type="float" office:value="1.2">
                <text:p text:id="CPU_ALL.C2:CPU_ALL.C4">1.2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30_Threads (KB/s) - 9/16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5:50:52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5">
                <text:p text:id="NET.H2:NET.H4">0.5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-98">
                <text:p>-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-34.7">
                <text:p>-34.7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408cm" svg:y="0.256cm" chart:style-name="ch2">
          <text:p>Network I/O JMeter_Test_30_Threads (KB/s)  9/16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0">
                <text:p>0</text:p>
              </table:table-cell>
              <table:table-cell office:value-type="float" office:value="37.0252821670429">
                <text:p>37.0252821670429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0">
                <text:p>0</text:p>
              </table:table-cell>
              <table:table-cell office:value-type="float" office:value="16.6747178329571">
                <text:p>16.674717832957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30_Threads (KB/s)  9/16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5:50:52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5">
                <text:p text:id="NET.C2:NET.C4">0.5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34.7">
                <text:p>34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30_Threads  9/16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3.6750537634409">
                <text:p>13.6750537634409</text:p>
              </table:table-cell>
              <table:table-cell office:value-type="float" office:value="0">
                <text:p>0</text:p>
              </table:table-cell>
              <table:table-cell office:value-type="float" office:value="30.5364057971014">
                <text:p>30.5364057971014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2.8249462365591">
                <text:p>12.8249462365591</text:p>
              </table:table-cell>
              <table:table-cell office:value-type="float" office:value="0">
                <text:p>0</text:p>
              </table:table-cell>
              <table:table-cell office:value-type="float" office:value="14.7302608695652">
                <text:p>14.730260869565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673cm" svg:y="0.256cm" chart:style-name="ch2">
          <text:p>Network Packets JMeter_Test_30_Threads  9/16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5:50:52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7.3">
                <text:p text:id="NETPACKET.C2:NETPACKET.C4">7.3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">
                <text:p>0</text:p>
              </table:table-cell>
              <table:table-cell office:value-type="float" office:value="28.2">
                <text:p>28.2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30_Threads  9/16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5:50:52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30_Threads  9/16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5:50:52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371.3">
                <text:p>37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201.2">
                <text:p>201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30_Threads  9/16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5:50:52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16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5:50:52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16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5:50:52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5:50:52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30_Threads  9/16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5:50:52</text:p>
              </table:table-cell>
              <table:table-cell office:value-type="float" office:value="2.8">
                <text:p text:id="CPU01.B2:CPU01.B4">2.8</text:p>
              </table:table-cell>
              <table:table-cell office:value-type="float" office:value="0.5">
                <text:p text:id="CPU01.C2:CPU01.C4">0.5</text:p>
              </table:table-cell>
              <table:table-cell office:value-type="float" office:value="0.4">
                <text:p text:id="CPU01.D2:CPU01.D4">0.4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30_Threads  9/16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5:50:52</text:p>
              </table:table-cell>
              <table:table-cell office:value-type="float" office:value="3.2">
                <text:p text:id="CPU02.B2:CPU02.B4">3.2</text:p>
              </table:table-cell>
              <table:table-cell office:value-type="float" office:value="0.5">
                <text:p text:id="CPU02.C2:CPU02.C4">0.5</text:p>
              </table:table-cell>
              <table:table-cell office:value-type="float" office:value="0.3">
                <text:p text:id="CPU02.D2:CPU02.D4">0.3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1.4">
                <text:p>1.4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30_Threads  9/16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5:50:52</text:p>
              </table:table-cell>
              <table:table-cell office:value-type="float" office:value="3.3">
                <text:p text:id="CPU03.B2:CPU03.B4">3.3</text:p>
              </table:table-cell>
              <table:table-cell office:value-type="float" office:value="0.4">
                <text:p text:id="CPU03.C2:CPU03.C4">0.4</text:p>
              </table:table-cell>
              <table:table-cell office:value-type="float" office:value="0.4">
                <text:p text:id="CPU03.D2:CPU03.D4">0.4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30_Threads  9/16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5:50:52</text:p>
              </table:table-cell>
              <table:table-cell office:value-type="float" office:value="2.8">
                <text:p text:id="CPU04.B2:CPU04.B4">2.8</text:p>
              </table:table-cell>
              <table:table-cell office:value-type="float" office:value="0.5">
                <text:p text:id="CPU04.C2:CPU04.C4">0.5</text:p>
              </table:table-cell>
              <table:table-cell office:value-type="float" office:value="1.5">
                <text:p text:id="CPU04.D2:CPU04.D4">1.5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16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66666666666667">
                <text:p text:id="CPU_SUMM.B2:CPU_SUMM.B5">1.66666666666667</text:p>
              </table:table-cell>
              <table:table-cell office:value-type="float" office:value="0.566666666666667">
                <text:p text:id="CPU_SUMM.C2:CPU_SUMM.C5">0.566666666666667</text:p>
              </table:table-cell>
              <table:table-cell office:value-type="float" office:value="0.466666666666667">
                <text:p text:id="CPU_SUMM.D2:CPU_SUMM.D5">0.46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8">
                <text:p>1.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2.93333333333333">
                <text:p>2.9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30_Threads - 9/16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5:50:52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0">
                <text:p>0</text:p>
              </table:table-cell>
              <table:table-cell office:value-type="float" office:value="384">
                <text:p>384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0">
                <text:p>0</text:p>
              </table:table-cell>
              <table:table-cell office:value-type="float" office:value="95.4">
                <text:p>95.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942cm" svg:y="0.256cm" chart:style-name="ch2">
          <text:p>Disk total KB/s JMeter_Test_30_Threads  9/16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59.8">
                <text:p>159.8</text:p>
              </table:table-cell>
              <table:table-cell office:value-type="float" office:value="21.8666666666667">
                <text:p>21.86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66.768961201502">
                <text:p>166.768961201502</text:p>
              </table:table-cell>
              <table:table-cell office:value-type="float" office:value="26.7821138211382">
                <text:p>26.7821138211382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57.4310387984981">
                <text:p>57.4310387984981</text:p>
              </table:table-cell>
              <table:table-cell office:value-type="float" office:value="6.95121951219511">
                <text:p>6.951219512195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812cm" svg:y="0.256cm" chart:style-name="ch2">
          <text:p>Disk Block Size JMeter_Test_30_Threads (Kbytes)  9/16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5.46666666666667">
                <text:p text:id="DISKBSIZE.B6:DISKBSIZE.F6">5.46666666666667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.93943089430895">
                <text:p text:id="DISKBSIZE.B7:DISKBSIZE.F7">2.93943089430895</text:p>
              </table:table-cell>
              <table:table-cell office:value-type="float" office:value="2.93943089430895">
                <text:p>2.93943089430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09390243902439">
                <text:p text:id="DISKBSIZE.B8:DISKBSIZE.F8">1.09390243902439</text:p>
              </table:table-cell>
              <table:table-cell office:value-type="float" office:value="1.09390243902439">
                <text:p>1.0939024390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812cm" svg:y="0.256cm" chart:style-name="ch2">
          <text:p>Disk Block Size JMeter_Test_30_Threads (Kbytes)  9/16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5:50:52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1:5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387cm" svg:y="0.256cm" chart:style-name="ch2">
          <text:p>Disk %Busy JMeter_Test_30_Threads  9/16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.96666666666667">
                <text:p text:id="DISKBUSY.B6:DISKBUSY.F6">3.96666666666667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.60560224089636">
                <text:p text:id="DISKBUSY.B7:DISKBUSY.F7">4.60560224089636</text:p>
              </table:table-cell>
              <table:table-cell office:value-type="float" office:value="4.60560224089636">
                <text:p>4.60560224089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32773109243698">
                <text:p text:id="DISKBUSY.B8:DISKBUSY.F8">1.32773109243698</text:p>
              </table:table-cell>
              <table:table-cell office:value-type="float" office:value="1.32773109243698">
                <text:p>1.32773109243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